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89.66pt"/>
    </style:style>
    <style:style style:name="co5" style:family="table-column">
      <style:table-column-properties fo:break-before="auto" style:column-width="95.56pt"/>
    </style:style>
    <style:style style:name="co6" style:family="table-column">
      <style:table-column-properties fo:break-before="auto" style:column-width="97.14pt"/>
    </style:style>
    <style:style style:name="co7" style:family="table-column">
      <style:table-column-properties fo:break-before="auto" style:column-width="159.96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9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3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4.96pt" fo:break-before="auto" style:use-optimal-row-height="true"/>
    </style:style>
    <style:style style:name="ro7" style:family="table-row">
      <style:table-row-properties style:row-height="24.15pt" fo:break-before="auto" style:use-optimal-row-height="true"/>
    </style:style>
    <style:style style:name="ro8" style:family="table-row">
      <style:table-row-properties style:row-height="28.29pt" fo:break-before="auto" style:use-optimal-row-height="true"/>
    </style:style>
    <style:style style:name="ro9" style:family="table-row">
      <style:table-row-properties style:row-height="35.4pt" fo:break-before="auto" style:use-optimal-row-height="true"/>
    </style:style>
    <style:style style:name="ro10" style:family="table-row">
      <style:table-row-properties style:row-height="46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 style:text-align-source="fix" style:repeat-content="false" fo:border="2.41pt double #000000" style:border-line-width="0.6pt 0.6pt 1.19pt"/>
      <style:paragraph-properties fo:text-align="center" fo:margin-left="0pt"/>
    </style:style>
    <style:style style:name="ce13" style:family="table-cell" style:parent-style-name="Default">
      <style:table-cell-properties fo:background-color="#66ffff" style:text-align-source="fix" style:repeat-content="false" fo:border="2.41pt double #000000" style:border-line-width="0.6pt 0.6pt 1.19pt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 fo:border="2.41pt double #000000" style:border-line-width="0.6pt 0.6pt 1.19pt"/>
      <style:paragraph-properties fo:text-align="center" fo:margin-left="0pt"/>
    </style:style>
    <style:style style:name="ce15" style:family="table-cell" style:parent-style-name="Default">
      <style:table-cell-properties fo:background-color="#ff99ff" style:text-align-source="fix" style:repeat-content="false" fo:border="2.41pt double #000000" style:border-line-width="0.6pt 0.6pt 1.19p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fo:background-color="#66ffff" style:text-align-source="fix" style:repeat-content="false" fo:border="1.05pt double #000000" style:border-line-width="0.34pt 0.34pt 0.34p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 style:text-align-source="fix" style:repeat-content="false" fo:border="1.05pt double #000000" style:border-line-width="0.34pt 0.34pt 0.34pt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 fo:border="1.56pt double #000000" style:border-line-width="0.74pt 0.74pt 0.06pt"/>
      <style:paragraph-properties fo:text-align="center" fo:margin-left="0pt"/>
    </style:style>
    <style:style style:name="ce22" style:family="table-cell" style:parent-style-name="Default">
      <style:table-cell-properties fo:background-color="#ff99ff" style:text-align-source="fix" style:repeat-content="false" fo:border="1.05pt double #000000" style:border-line-width="0.34pt 0.34pt 0.34pt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 fo:border="2.41pt double #000000" style:border-line-width="0.6pt 0.6pt 1.19p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61">
      <style:table-cell-properties fo:background-color="#ffff00" style:text-align-source="fix" style:repeat-content="false" fo:border="1.56pt double #000000" style:border-line-width="0.74pt 0.74pt 0.06pt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 style:data-style-name="N61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99ff" fo:border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6"/>
        <table:table-column table:style-name="co9" table:default-cell-style-name="ce25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8"/>
          <table:table-cell table:style-name="ce1" office:value-type="string" calcext:value-type="string" table:number-columns-spanned="2" table:number-rows-spanned="1">
            <text:p>Legend</text:p>
          </table:table-cell>
          <table:covered-table-cell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8"/>
          <table:table-cell table:style-name="ce12"/>
          <table:table-cell table:style-name="ce24" office:value-type="string" calcext:value-type="string">
            <text:p>"= user input numbers”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8"/>
          <table:table-cell table:style-name="ce13"/>
          <table:table-cell table:style-name="ce24" office:value-type="string" calcext:value-type="string">
            <text:p>“= beamline MC * Efficency number”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8"/>
          <table:table-cell table:style-name="ce14"/>
          <table:table-cell table:style-name="ce24" office:value-type="string" calcext:value-type="string">
            <text:p>“= calculated number”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8"/>
          <table:table-cell table:style-name="ce15"/>
          <table:table-cell table:style-name="ce24" office:value-type="string" calcext:value-type="string">
            <text:p>Checks</text:p>
          </table:table-cell>
          <table:table-cell table:style-name="ce8" table:number-columns-repeated="3"/>
          <table:table-cell table:number-columns-repeated="1017"/>
        </table:table-row>
        <table:table-row table:style-name="ro1" table:number-rows-repeated="3">
          <table:table-cell table:style-name="ce1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9" table:number-columns-repeated="6"/>
          <table:table-cell table:style-name="ce6" table:number-columns-repeated="3"/>
          <table:table-cell/>
          <table:table-cell table:style-name="ce26"/>
          <table:table-cell table:style-name="ce6" table:number-columns-repeated="1012"/>
        </table:table-row>
        <table:table-row table:style-name="ro1">
          <table:table-cell table:style-name="ce1"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cident Kinetic Energy </text:p>
          </table:table-cell>
          <table:covered-table-cell table:number-columns-repeated="6" table:style-name="ce8"/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4">
          <table:table-cell table:style-name="ce4" office:value-type="float" office:value="12662783" calcext:value-type="float">
            <text:p>12662783</text:p>
          </table:table-cell>
          <table:table-cell/>
          <table:table-cell table:style-name="ce17" office:value-type="string" calcext:value-type="string">
            <text:p>48.4% Beam Comp.</text:p>
            <text:p>72.5% Efficiency </text:p>
          </table:table-cell>
          <table:table-cell table:style-name="ce17" office:value-type="string" calcext:value-type="string">
            <text:p>2.2% Beam Comp.</text:p>
            <text:p>73.4% Efficiency </text:p>
          </table:table-cell>
          <table:table-cell table:style-name="ce17" office:value-type="string" calcext:value-type="string">
            <text:p>40.9% Beam Comp.</text:p>
            <text:p>14.2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0035% Beam Comp.</text:p>
            <text:p>70.6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number-columns-repeated="2"/>
          <table:table-cell table:style-name="ce18" table:formula="of:=0.484*0.735" office:value-type="float" office:value="0.35574" calcext:value-type="float">
            <text:p>0.35574</text:p>
          </table:table-cell>
          <table:table-cell table:style-name="ce18" table:formula="of:=0.022*0.734" office:value-type="float" office:value="0.016148" calcext:value-type="float">
            <text:p>0.016148</text:p>
          </table:table-cell>
          <table:table-cell table:style-name="ce18" table:formula="of:=0.409*0.142" office:value-type="float" office:value="0.058078" calcext:value-type="float">
            <text:p>0.058078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035*0.706" office:value-type="float" office:value="0.0002471" calcext:value-type="float">
            <text:p>0.0002471</text:p>
          </table:table-cell>
          <table:table-cell/>
          <table:table-cell table:style-name="ce29" table:formula="of:=SUM([.C14:.G14])" office:value-type="float" office:value="0.4321367" calcext:value-type="float">
            <text:p>0.4321367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13]*[.C14]*(1/[.$I$14])" office:value-type="float" office:value="10424151.4882212" calcext:value-type="float">
            <text:p>10424151.4882212</text:p>
          </table:table-cell>
          <table:table-cell table:style-name="ce20" table:formula="of:=[.$A$13]*[.D14]*(1/[.$I$14])" office:value-type="float" office:value="473180.407690437" calcext:value-type="float">
            <text:p>473180.407690437</text:p>
          </table:table-cell>
          <table:table-cell table:style-name="ce20" table:formula="of:=[.$A$13]*[.E14]*(1/[.$I$14])" office:value-type="float" office:value="1701843.67834067" calcext:value-type="float">
            <text:p>1701843.67834067</text:p>
          </table:table-cell>
          <table:table-cell table:style-name="ce20" table:formula="of:=[.$A$13]*[.F14]*(1/[.$I$14])" office:value-type="float" office:value="56366.7223330025" calcext:value-type="float">
            <text:p>56366.7223330025</text:p>
          </table:table-cell>
          <table:table-cell table:style-name="ce20" table:formula="of:=[.$A$13]*[.G14]*(1/[.$I$14])" office:value-type="float" office:value="7240.70341468336" calcext:value-type="float">
            <text:p>7240.7034146834</text:p>
          </table:table-cell>
          <table:table-cell/>
          <table:table-cell table:style-name="ce31" table:formula="of:=SUM([.C17:.G17])" office:value-type="float" office:value="12662783" calcext:value-type="float" table:number-columns-spanned="2" table:number-rows-spanned="1">
            <text:p>12662783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5873967" calcext:value-type="float">
            <text:p>5873967</text:p>
          </table:table-cell>
          <table:table-cell table:style-name="ce21" office:value-type="float" office:value="5907074" calcext:value-type="float">
            <text:p>5907074</text:p>
          </table:table-cell>
          <table:table-cell table:style-name="ce21" office:value-type="float" office:value="676492" calcext:value-type="float">
            <text:p>676492</text:p>
          </table:table-cell>
          <table:table-cell table:style-name="ce21" office:value-type="float" office:value="4964.36" calcext:value-type="float">
            <text:p>4964.36</text:p>
          </table:table-cell>
          <table:table-cell table:style-name="ce21" office:value-type="float" office:value="200284" calcext:value-type="float">
            <text:p>200284</text:p>
          </table:table-cell>
          <table:table-cell/>
          <table:table-cell table:style-name="ce31" table:formula="of:=SUM([.C20:.G20])" office:value-type="float" office:value="12662781.36" calcext:value-type="float" table:number-columns-spanned="2" table:number-rows-spanned="1">
            <text:p>12662781.36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20]/[.C17]" office:value-type="float" office:value="0.563495936013334" calcext:value-type="float">
            <text:p>0.563495936</text:p>
          </table:table-cell>
          <table:table-cell table:style-name="ce20" table:formula="of:=[.D20]/[.D17]" office:value-type="float" office:value="12.4837670875513" calcext:value-type="float">
            <text:p>12.4837670876</text:p>
          </table:table-cell>
          <table:table-cell table:style-name="ce20" table:formula="of:=[.E20]/[.E17]" office:value-type="float" office:value="0.397505369388328" calcext:value-type="float">
            <text:p>0.3975053694</text:p>
          </table:table-cell>
          <table:table-cell table:style-name="ce20" table:formula="of:=[.F20]/[.F17]" office:value-type="float" office:value="0.0880725327733556" calcext:value-type="float">
            <text:p>0.0880725328</text:p>
          </table:table-cell>
          <table:table-cell table:style-name="ce20" table:formula="of:=[.G20]/[.G17]" office:value-type="float" office:value="27.6608484741753" calcext:value-type="float">
            <text:p>27.6608484742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20]*(1/[.C23])" office:value-type="float" office:value="10424151.4882212" calcext:value-type="float">
            <text:p>10424151.4882212</text:p>
          </table:table-cell>
          <table:table-cell table:style-name="ce22" table:formula="of:=[.D20]*(1/[.D23])" office:value-type="float" office:value="473180.407690437" calcext:value-type="float">
            <text:p>473180.407690437</text:p>
          </table:table-cell>
          <table:table-cell table:style-name="ce22" table:formula="of:=[.E20]*(1/[.E23])" office:value-type="float" office:value="1701843.67834067" calcext:value-type="float">
            <text:p>1701843.67834067</text:p>
          </table:table-cell>
          <table:table-cell table:style-name="ce22" table:formula="of:=[.F20]*(1/[.F23])" office:value-type="float" office:value="56366.7223330025" calcext:value-type="float">
            <text:p>56366.7223330025</text:p>
          </table:table-cell>
          <table:table-cell table:style-name="ce22" table:formula="of:=[.G20]*(1/[.G23])" office:value-type="float" office:value="7240.70341468336" calcext:value-type="float">
            <text:p>7240.7034146834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17]-[.C26]" office:value-type="float" office:value="0" calcext:value-type="float">
            <text:p>0.0000</text:p>
          </table:table-cell>
          <table:table-cell table:style-name="ce23" table:formula="of:=[.D17]-[.D26]" office:value-type="float" office:value="0" calcext:value-type="float">
            <text:p>0.0000</text:p>
          </table:table-cell>
          <table:table-cell table:style-name="ce23" table:formula="of:=[.E17]-[.E26]" office:value-type="float" office:value="0" calcext:value-type="float">
            <text:p>0.0000</text:p>
          </table:table-cell>
          <table:table-cell table:style-name="ce23" table:formula="of:=[.F17]-[.F26]" office:value-type="float" office:value="0" calcext:value-type="float">
            <text:p>0.0000</text:p>
          </table:table-cell>
          <table:table-cell table:style-name="ce23" table:formula="of:=[.G17]-[.G26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teracting Kinetic Energy </text:p>
          </table:table-cell>
          <table:covered-table-cell table:number-columns-repeated="6" table:style-name="ce8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7">
          <table:table-cell table:style-name="ce4" office:value-type="float" office:value="75765.6" calcext:value-type="float">
            <text:p>75765.6</text:p>
          </table:table-cell>
          <table:table-cell/>
          <table:table-cell table:style-name="ce17" office:value-type="string" calcext:value-type="string">
            <text:p>48.4% Beam Comp.</text:p>
            <text:p>72.5% Efficiency </text:p>
          </table:table-cell>
          <table:table-cell table:style-name="ce17" office:value-type="string" calcext:value-type="string">
            <text:p>2.2% Beam Comp.</text:p>
            <text:p>73.4% Efficiency </text:p>
          </table:table-cell>
          <table:table-cell table:style-name="ce17" office:value-type="string" calcext:value-type="string">
            <text:p>40.9% Beam Comp.</text:p>
            <text:p>14.2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0035% Beam Comp.</text:p>
            <text:p>70.6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484*0.735" office:value-type="float" office:value="0.35574" calcext:value-type="float">
            <text:p>0.35574</text:p>
          </table:table-cell>
          <table:table-cell table:style-name="ce18" table:formula="of:=0.022*0.734" office:value-type="float" office:value="0.016148" calcext:value-type="float">
            <text:p>0.016148</text:p>
          </table:table-cell>
          <table:table-cell table:style-name="ce18" table:formula="of:=0.409*0.142" office:value-type="float" office:value="0.058078" calcext:value-type="float">
            <text:p>0.058078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035*0.706" office:value-type="float" office:value="0.0002471" calcext:value-type="float">
            <text:p>0.0002471</text:p>
          </table:table-cell>
          <table:table-cell/>
          <table:table-cell table:style-name="ce29" table:formula="of:=SUM([.C33:.G33])" office:value-type="float" office:value="0.4321367" calcext:value-type="float">
            <text:p>0.432136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32]*[.C33]*(1/[.$I$33])" office:value-type="float" office:value="62371.1305797448" calcext:value-type="float">
            <text:p>62371.1305797448</text:p>
          </table:table-cell>
          <table:table-cell table:style-name="ce20" table:formula="of:=[.$A$32]*[.D33]*(1/[.$I$33])" office:value-type="float" office:value="2831.1941772129" calcext:value-type="float">
            <text:p>2831.1941772129</text:p>
          </table:table-cell>
          <table:table-cell table:style-name="ce20" table:formula="of:=[.$A$32]*[.E33]*(1/[.$I$33])" office:value-type="float" office:value="10182.6910715984" calcext:value-type="float">
            <text:p>10182.6910715984</text:p>
          </table:table-cell>
          <table:table-cell table:style-name="ce20" table:formula="of:=[.$A$32]*[.F33]*(1/[.$I$33])" office:value-type="float" office:value="337.260658860958" calcext:value-type="float">
            <text:p>337.260658861</text:p>
          </table:table-cell>
          <table:table-cell table:style-name="ce20" table:formula="of:=[.$A$32]*[.G33]*(1/[.$I$33])" office:value-type="float" office:value="43.3235125829396" calcext:value-type="float">
            <text:p>43.3235125829</text:p>
          </table:table-cell>
          <table:table-cell/>
          <table:table-cell table:style-name="ce31" table:formula="of:=SUM([.C36:.G36])" office:value-type="float" office:value="75765.6" calcext:value-type="float" table:number-columns-spanned="2" table:number-rows-spanned="1">
            <text:p>75765.6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31890.1" calcext:value-type="float">
            <text:p>31890.1</text:p>
          </table:table-cell>
          <table:table-cell table:style-name="ce21" office:value-type="float" office:value="32061" calcext:value-type="float">
            <text:p>32061</text:p>
          </table:table-cell>
          <table:table-cell table:style-name="ce21" office:value-type="float" office:value="10541.8" calcext:value-type="float">
            <text:p>10541.8</text:p>
          </table:table-cell>
          <table:table-cell table:style-name="ce21" office:value-type="float" office:value="40.5486" calcext:value-type="float">
            <text:p>40.5486</text:p>
          </table:table-cell>
          <table:table-cell table:style-name="ce21" office:value-type="float" office:value="1232.16" calcext:value-type="float">
            <text:p>1232.16</text:p>
          </table:table-cell>
          <table:table-cell/>
          <table:table-cell table:style-name="ce31" table:formula="of:=SUM([.C39:.G39])" office:value-type="float" office:value="75765.6086" calcext:value-type="float" table:number-columns-spanned="2" table:number-rows-spanned="1">
            <text:p>75765.6086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39]/[.C36]" office:value-type="float" office:value="0.511295846388848" calcext:value-type="float">
            <text:p>0.5112958464</text:p>
          </table:table-cell>
          <table:table-cell table:style-name="ce20" table:formula="of:=[.D39]/[.D36]" office:value-type="float" office:value="11.3241967852454" calcext:value-type="float">
            <text:p>11.3241967852</text:p>
          </table:table-cell>
          <table:table-cell table:style-name="ce20" table:formula="of:=[.E39]/[.E36]" office:value-type="float" office:value="1.03526660348198" calcext:value-type="float">
            <text:p>1.0352666035</text:p>
          </table:table-cell>
          <table:table-cell table:style-name="ce20" table:formula="of:=[.F39]/[.F36]" office:value-type="float" office:value="0.120229261654609" calcext:value-type="float">
            <text:p>0.1202292617</text:p>
          </table:table-cell>
          <table:table-cell table:style-name="ce20" table:formula="of:=[.G39]/[.G36]" office:value-type="float" office:value="28.4409071780854" calcext:value-type="float">
            <text:p>28.440907178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39]*(1/[.C42])" office:value-type="float" office:value="62371.1305797448" calcext:value-type="float">
            <text:p>62371.1305797448</text:p>
          </table:table-cell>
          <table:table-cell table:style-name="ce22" table:formula="of:=[.D39]*(1/[.D42])" office:value-type="float" office:value="2831.1941772129" calcext:value-type="float">
            <text:p>2831.1941772129</text:p>
          </table:table-cell>
          <table:table-cell table:style-name="ce22" table:formula="of:=[.E39]*(1/[.E42])" office:value-type="float" office:value="10182.6910715984" calcext:value-type="float">
            <text:p>10182.6910715984</text:p>
          </table:table-cell>
          <table:table-cell table:style-name="ce22" table:formula="of:=[.F39]*(1/[.F42])" office:value-type="float" office:value="337.260658860958" calcext:value-type="float">
            <text:p>337.260658861</text:p>
          </table:table-cell>
          <table:table-cell table:style-name="ce22" table:formula="of:=[.G39]*(1/[.G42])" office:value-type="float" office:value="43.3235125829396" calcext:value-type="float">
            <text:p>43.3235125829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36]-[.C45]" office:value-type="float" office:value="0" calcext:value-type="float">
            <text:p>0.0000</text:p>
          </table:table-cell>
          <table:table-cell table:style-name="ce23" table:formula="of:=[.D36]-[.D45]" office:value-type="float" office:value="0" calcext:value-type="float">
            <text:p>0.0000</text:p>
          </table:table-cell>
          <table:table-cell table:style-name="ce23" table:formula="of:=[.E36]-[.E45]" office:value-type="float" office:value="0" calcext:value-type="float">
            <text:p>0.0000</text:p>
          </table:table-cell>
          <table:table-cell table:style-name="ce23" table:formula="of:=[.F36]-[.F45]" office:value-type="float" office:value="0" calcext:value-type="float">
            <text:p>0.0000</text:p>
          </table:table-cell>
          <table:table-cell table:style-name="ce23" table:formula="of:=[.G36]-[.G45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style-name="ce7"/>
          <table:table-cell table:style-name="ce11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Track Length</text:p>
          </table:table-cell>
          <table:covered-table-cell table:number-columns-repeated="6" table:style-name="ce8"/>
          <table:table-cell table:number-columns-repeated="1017"/>
        </table:table-row>
        <table:table-row table:style-name="ro8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4">
          <table:table-cell table:style-name="ce4" office:value-type="float" office:value="113705" calcext:value-type="float">
            <text:p>113705</text:p>
          </table:table-cell>
          <table:table-cell/>
          <table:table-cell table:style-name="ce17" office:value-type="string" calcext:value-type="string">
            <text:p>48.4% Beam Comp.</text:p>
            <text:p>72.5% Efficiency </text:p>
          </table:table-cell>
          <table:table-cell table:style-name="ce17" office:value-type="string" calcext:value-type="string">
            <text:p>2.2% Beam Comp.</text:p>
            <text:p>73.4% Efficiency </text:p>
          </table:table-cell>
          <table:table-cell table:style-name="ce17" office:value-type="string" calcext:value-type="string">
            <text:p>40.9% Beam Comp.</text:p>
            <text:p>14.2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0035% Beam Comp.</text:p>
            <text:p>70.6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484*0.735" office:value-type="float" office:value="0.35574" calcext:value-type="float">
            <text:p>0.35574</text:p>
          </table:table-cell>
          <table:table-cell table:style-name="ce18" table:formula="of:=0.022*0.734" office:value-type="float" office:value="0.016148" calcext:value-type="float">
            <text:p>0.016148</text:p>
          </table:table-cell>
          <table:table-cell table:style-name="ce18" table:formula="of:=0.409*0.142" office:value-type="float" office:value="0.058078" calcext:value-type="float">
            <text:p>0.058078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035*0.706" office:value-type="float" office:value="0.0002471" calcext:value-type="float">
            <text:p>0.0002471</text:p>
          </table:table-cell>
          <table:table-cell/>
          <table:table-cell table:style-name="ce29" table:formula="of:=SUM([.C52:.G52])" office:value-type="float" office:value="0.4321367" calcext:value-type="float">
            <text:p>0.432136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51]*[.C52]*(1/[.$I$52])" office:value-type="float" office:value="93603.2896534823" calcext:value-type="float">
            <text:p>93603.2896534823</text:p>
          </table:table-cell>
          <table:table-cell table:style-name="ce20" table:formula="of:=[.$A$51]*[.D52]*(1/[.$I$52])" office:value-type="float" office:value="4248.90628359035" calcext:value-type="float">
            <text:p>4248.9062835904</text:p>
          </table:table-cell>
          <table:table-cell table:style-name="ce20" table:formula="of:=[.$A$51]*[.E52]*(1/[.$I$52])" office:value-type="float" office:value="15281.6434938296" calcext:value-type="float">
            <text:p>15281.6434938296</text:p>
          </table:table-cell>
          <table:table-cell table:style-name="ce20" table:formula="of:=[.$A$51]*[.F52]*(1/[.$I$52])" office:value-type="float" office:value="506.142935788606" calcext:value-type="float">
            <text:p>506.1429357886</text:p>
          </table:table-cell>
          <table:table-cell table:style-name="ce20" table:formula="of:=[.$A$51]*[.G52]*(1/[.$I$52])" office:value-type="float" office:value="65.0176333090895" calcext:value-type="float">
            <text:p>65.0176333091</text:p>
          </table:table-cell>
          <table:table-cell/>
          <table:table-cell table:style-name="ce31" table:formula="of:=SUM([.C55:.G55])" office:value-type="float" office:value="113705" calcext:value-type="float" table:number-columns-spanned="2" table:number-rows-spanned="1">
            <text:p>113705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6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42996" calcext:value-type="float">
            <text:p>42996</text:p>
          </table:table-cell>
          <table:table-cell table:style-name="ce21" office:value-type="float" office:value="43231" calcext:value-type="float">
            <text:p>43231</text:p>
          </table:table-cell>
          <table:table-cell table:style-name="ce21" office:value-type="float" office:value="11008.2" calcext:value-type="float">
            <text:p>11008.2</text:p>
          </table:table-cell>
          <table:table-cell table:style-name="ce21" office:value-type="float" office:value="398.297" calcext:value-type="float">
            <text:p>398.297</text:p>
          </table:table-cell>
          <table:table-cell table:style-name="ce21" office:value-type="float" office:value="16070.8" calcext:value-type="float">
            <text:p>16070.8</text:p>
          </table:table-cell>
          <table:table-cell/>
          <table:table-cell table:style-name="ce31" table:formula="of:=SUM([.C58:.G58])" office:value-type="float" office:value="113704.297" calcext:value-type="float" table:number-columns-spanned="2" table:number-rows-spanned="1">
            <text:p>113704.297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58]/[.C55]" office:value-type="float" office:value="0.459342830355326" calcext:value-type="float">
            <text:p>0.4593428304</text:p>
          </table:table-cell>
          <table:table-cell table:style-name="ce20" table:formula="of:=[.D58]/[.D55]" office:value-type="float" office:value="10.1746183875511" calcext:value-type="float">
            <text:p>10.1746183876</text:p>
          </table:table-cell>
          <table:table-cell table:style-name="ce20" table:formula="of:=[.E58]/[.E55]" office:value-type="float" office:value="0.720354456930294" calcext:value-type="float">
            <text:p>0.7203544569</text:p>
          </table:table-cell>
          <table:table-cell table:style-name="ce20" table:formula="of:=[.F58]/[.F55]" office:value-type="float" office:value="0.786925929094369" calcext:value-type="float">
            <text:p>0.7869259291</text:p>
          </table:table-cell>
          <table:table-cell table:style-name="ce20" table:formula="of:=[.G58]/[.G55]" office:value-type="float" office:value="247.176022596831" calcext:value-type="float">
            <text:p>247.1760225968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58]*(1/[.C61])" office:value-type="float" office:value="93603.2896534823" calcext:value-type="float">
            <text:p>93603.2896534823</text:p>
          </table:table-cell>
          <table:table-cell table:style-name="ce22" table:formula="of:=[.D58]*(1/[.D61])" office:value-type="float" office:value="4248.90628359036" calcext:value-type="float">
            <text:p>4248.9062835904</text:p>
          </table:table-cell>
          <table:table-cell table:style-name="ce22" table:formula="of:=[.E58]*(1/[.E61])" office:value-type="float" office:value="15281.6434938296" calcext:value-type="float">
            <text:p>15281.6434938296</text:p>
          </table:table-cell>
          <table:table-cell table:style-name="ce22" table:formula="of:=[.F58]*(1/[.F61])" office:value-type="float" office:value="506.142935788606" calcext:value-type="float">
            <text:p>506.1429357886</text:p>
          </table:table-cell>
          <table:table-cell table:style-name="ce22" table:formula="of:=[.G58]*(1/[.G61])" office:value-type="float" office:value="65.0176333090895" calcext:value-type="float">
            <text:p>65.0176333091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55]-[.C64]" office:value-type="float" office:value="0" calcext:value-type="float">
            <text:p>0.0000</text:p>
          </table:table-cell>
          <table:table-cell table:style-name="ce23" table:formula="of:=[.D55]-[.D64]" office:value-type="float" office:value="0" calcext:value-type="float">
            <text:p>0.0000</text:p>
          </table:table-cell>
          <table:table-cell table:style-name="ce23" table:formula="of:=[.E55]-[.E64]" office:value-type="float" office:value="0" calcext:value-type="float">
            <text:p>0.0000</text:p>
          </table:table-cell>
          <table:table-cell table:style-name="ce23" table:formula="of:=[.F55]-[.F64]" office:value-type="float" office:value="0" calcext:value-type="float">
            <text:p>0.0000</text:p>
          </table:table-cell>
          <table:table-cell table:style-name="ce23" table:formula="of:=[.G55]-[.G64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style-name="ce7"/>
          <table:table-cell table:style-name="ce11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Track Pitch</text:p>
          </table:table-cell>
          <table:covered-table-cell table:number-columns-repeated="6" table:style-name="ce8"/>
          <table:table-cell table:number-columns-repeated="1017"/>
        </table:table-row>
        <table:table-row table:style-name="ro8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7">
          <table:table-cell table:style-name="ce4" office:value-type="float" office:value="12768799" calcext:value-type="float">
            <text:p>12768799</text:p>
          </table:table-cell>
          <table:table-cell/>
          <table:table-cell table:style-name="ce17" office:value-type="string" calcext:value-type="string">
            <text:p>48.4% Beam Comp.</text:p>
            <text:p>72.5% Efficiency </text:p>
          </table:table-cell>
          <table:table-cell table:style-name="ce17" office:value-type="string" calcext:value-type="string">
            <text:p>2.2% Beam Comp.</text:p>
            <text:p>73.4% Efficiency </text:p>
          </table:table-cell>
          <table:table-cell table:style-name="ce17" office:value-type="string" calcext:value-type="string">
            <text:p>40.9% Beam Comp.</text:p>
            <text:p>14.2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0035% Beam Comp.</text:p>
            <text:p>70.6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484*0.735" office:value-type="float" office:value="0.35574" calcext:value-type="float">
            <text:p>0.35574</text:p>
          </table:table-cell>
          <table:table-cell table:style-name="ce18" table:formula="of:=0.022*0.734" office:value-type="float" office:value="0.016148" calcext:value-type="float">
            <text:p>0.016148</text:p>
          </table:table-cell>
          <table:table-cell table:style-name="ce18" table:formula="of:=0.409*0.142" office:value-type="float" office:value="0.058078" calcext:value-type="float">
            <text:p>0.058078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035*0.706" office:value-type="float" office:value="0.0002471" calcext:value-type="float">
            <text:p>0.0002471</text:p>
          </table:table-cell>
          <table:table-cell/>
          <table:table-cell table:style-name="ce29" table:formula="of:=SUM([.C72:.G72])" office:value-type="float" office:value="0.4321367" calcext:value-type="float">
            <text:p>0.432136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71]*[.C72]*(1/[.$I$52])" office:value-type="float" office:value="10511425.1028899" calcext:value-type="float">
            <text:p>10511425.1028899</text:p>
          </table:table-cell>
          <table:table-cell table:style-name="ce20" table:formula="of:=[.$A$71]*[.D72]*(1/[.$I$52])" office:value-type="float" office:value="477141.992920296" calcext:value-type="float">
            <text:p>477141.992920296</text:p>
          </table:table-cell>
          <table:table-cell table:style-name="ce20" table:formula="of:=[.$A$71]*[.E72]*(1/[.$I$52])" office:value-type="float" office:value="1716091.94109642" calcext:value-type="float">
            <text:p>1716091.94109642</text:p>
          </table:table-cell>
          <table:table-cell table:style-name="ce20" table:formula="of:=[.$A$71]*[.F72]*(1/[.$I$52])" office:value-type="float" office:value="56838.6386909513" calcext:value-type="float">
            <text:p>56838.6386909513</text:p>
          </table:table-cell>
          <table:table-cell table:style-name="ce20" table:formula="of:=[.$A$71]*[.G72]*(1/[.$I$52])" office:value-type="float" office:value="7301.32440244025" calcext:value-type="float">
            <text:p>7301.3244024403</text:p>
          </table:table-cell>
          <table:table-cell/>
          <table:table-cell table:style-name="ce31" table:formula="of:=SUM([.C75:.G75])" office:value-type="float" office:value="12768799" calcext:value-type="float" table:number-columns-spanned="2" table:number-rows-spanned="1">
            <text:p>12768799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0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5087512" calcext:value-type="float">
            <text:p>5087512</text:p>
          </table:table-cell>
          <table:table-cell table:style-name="ce21" office:value-type="float" office:value="5116194" calcext:value-type="float">
            <text:p>5116194</text:p>
          </table:table-cell>
          <table:table-cell table:style-name="ce21" office:value-type="float" office:value="590006" calcext:value-type="float">
            <text:p>590006</text:p>
          </table:table-cell>
          <table:table-cell table:style-name="ce21" office:value-type="float" office:value="25042.1" calcext:value-type="float">
            <text:p>25042.1</text:p>
          </table:table-cell>
          <table:table-cell table:style-name="ce27" office:value-type="float" office:value="1950040" calcext:value-type="float">
            <text:p>1.95E+06</text:p>
          </table:table-cell>
          <table:table-cell/>
          <table:table-cell table:style-name="ce31" table:formula="of:=SUM([.C78:.G78])" office:value-type="float" office:value="12768794.1" calcext:value-type="float" table:number-columns-spanned="2" table:number-rows-spanned="1">
            <text:p>12768794.1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7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7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78]/[.C75]" office:value-type="float" office:value="0.483998311380376" calcext:value-type="float">
            <text:p>0.4839983114</text:p>
          </table:table-cell>
          <table:table-cell table:style-name="ce20" table:formula="of:=[.D78]/[.D75]" office:value-type="float" office:value="10.7225816966704" calcext:value-type="float">
            <text:p>10.7225816967</text:p>
          </table:table-cell>
          <table:table-cell table:style-name="ce20" table:formula="of:=[.E78]/[.E75]" office:value-type="float" office:value="0.343807919535502" calcext:value-type="float">
            <text:p>0.3438079195</text:p>
          </table:table-cell>
          <table:table-cell table:style-name="ce20" table:formula="of:=[.F78]/[.F75]" office:value-type="float" office:value="0.440582332313788" calcext:value-type="float">
            <text:p>0.4405823323</text:p>
          </table:table-cell>
          <table:table-cell table:style-name="ce20" table:formula="of:=[.G78]/[.G75]" office:value-type="float" office:value="267.080312079855" calcext:value-type="float">
            <text:p>267.0803120799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78]*(1/[.C81])" office:value-type="float" office:value="10511425.1028899" calcext:value-type="float">
            <text:p>10511425.1028899</text:p>
          </table:table-cell>
          <table:table-cell table:style-name="ce22" table:formula="of:=[.D78]*(1/[.D81])" office:value-type="float" office:value="477141.992920296" calcext:value-type="float">
            <text:p>477141.992920296</text:p>
          </table:table-cell>
          <table:table-cell table:style-name="ce22" table:formula="of:=[.E78]*(1/[.E81])" office:value-type="float" office:value="1716091.94109642" calcext:value-type="float">
            <text:p>1716091.94109642</text:p>
          </table:table-cell>
          <table:table-cell table:style-name="ce22" table:formula="of:=[.F78]*(1/[.F81])" office:value-type="float" office:value="56838.6386909513" calcext:value-type="float">
            <text:p>56838.6386909513</text:p>
          </table:table-cell>
          <table:table-cell table:style-name="ce22" table:formula="of:=[.G78]*(1/[.G81])" office:value-type="float" office:value="7301.32440244025" calcext:value-type="float">
            <text:p>7301.3244024403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75]-[.C84]" office:value-type="float" office:value="0" calcext:value-type="float">
            <text:p>0.0000</text:p>
          </table:table-cell>
          <table:table-cell table:style-name="ce23" table:formula="of:=[.D75]-[.D84]" office:value-type="float" office:value="0" calcext:value-type="float">
            <text:p>0.0000</text:p>
          </table:table-cell>
          <table:table-cell table:style-name="ce23" table:formula="of:=[.E75]-[.E84]" office:value-type="float" office:value="0" calcext:value-type="float">
            <text:p>0.0000</text:p>
          </table:table-cell>
          <table:table-cell table:style-name="ce23" table:formula="of:=[.F75]-[.F84]" office:value-type="float" office:value="0" calcext:value-type="float">
            <text:p>0.0000</text:p>
          </table:table-cell>
          <table:table-cell table:style-name="ce23" table:formula="of:=[.G75]-[.G84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style-name="ce11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dE/dX</text:p>
          </table:table-cell>
          <table:covered-table-cell table:number-columns-repeated="6" table:style-name="ce8"/>
          <table:table-cell table:number-columns-repeated="1017"/>
        </table:table-row>
        <table:table-row table:style-name="ro8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4">
          <table:table-cell table:style-name="ce4" office:value-type="float" office:value="12758454" calcext:value-type="float">
            <text:p>12758454</text:p>
          </table:table-cell>
          <table:table-cell/>
          <table:table-cell table:style-name="ce17" office:value-type="string" calcext:value-type="string">
            <text:p>48.4% Beam Comp.</text:p>
            <text:p>72.5% Efficiency </text:p>
          </table:table-cell>
          <table:table-cell table:style-name="ce17" office:value-type="string" calcext:value-type="string">
            <text:p>2.2% Beam Comp.</text:p>
            <text:p>73.4% Efficiency </text:p>
          </table:table-cell>
          <table:table-cell table:style-name="ce17" office:value-type="string" calcext:value-type="string">
            <text:p>40.9% Beam Comp.</text:p>
            <text:p>14.2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0035% Beam Comp.</text:p>
            <text:p>70.6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8" table:formula="of:=0.484*0.735" office:value-type="float" office:value="0.35574" calcext:value-type="float">
            <text:p>0.35574</text:p>
          </table:table-cell>
          <table:table-cell table:style-name="ce18" table:formula="of:=0.022*0.734" office:value-type="float" office:value="0.016148" calcext:value-type="float">
            <text:p>0.016148</text:p>
          </table:table-cell>
          <table:table-cell table:style-name="ce18" table:formula="of:=0.409*0.142" office:value-type="float" office:value="0.058078" calcext:value-type="float">
            <text:p>0.058078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035*0.706" office:value-type="float" office:value="0.0002471" calcext:value-type="float">
            <text:p>0.0002471</text:p>
          </table:table-cell>
          <table:table-cell/>
          <table:table-cell table:style-name="ce29" table:formula="of:=SUM([.C93:.G93])" office:value-type="float" office:value="0.4321367" calcext:value-type="float">
            <text:p>0.432136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9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0" table:formula="of:=[.$A$92]*[.C93]*(1/[.$I$52])" office:value-type="float" office:value="10502908.9775527" calcext:value-type="float">
            <text:p>10502908.9775527</text:p>
          </table:table-cell>
          <table:table-cell table:style-name="ce20" table:formula="of:=[.$A$92]*[.D93]*(1/[.$I$52])" office:value-type="float" office:value="476755.422976109" calcext:value-type="float">
            <text:p>476755.422976109</text:p>
          </table:table-cell>
          <table:table-cell table:style-name="ce20" table:formula="of:=[.$A$92]*[.E93]*(1/[.$I$52])" office:value-type="float" office:value="1714701.60116463" calcext:value-type="float">
            <text:p>1714701.60116463</text:p>
          </table:table-cell>
          <table:table-cell table:style-name="ce20" table:formula="of:=[.$A$92]*[.F93]*(1/[.$I$52])" office:value-type="float" office:value="56792.5892764952" calcext:value-type="float">
            <text:p>56792.5892764952</text:p>
          </table:table-cell>
          <table:table-cell table:style-name="ce20" table:formula="of:=[.$A$92]*[.G93]*(1/[.$I$52])" office:value-type="float" office:value="7295.40903005924" calcext:value-type="float">
            <text:p>7295.4090300592</text:p>
          </table:table-cell>
          <table:table-cell/>
          <table:table-cell table:style-name="ce31" table:formula="of:=SUM([.C96:.G96])" office:value-type="float" office:value="12758454" calcext:value-type="float" table:number-columns-spanned="2" table:number-rows-spanned="1">
            <text:p>12758454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10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2"/>
          <table:table-cell table:style-name="ce21" office:value-type="float" office:value="5087356" calcext:value-type="float">
            <text:p>5087356</text:p>
          </table:table-cell>
          <table:table-cell table:style-name="ce21" office:value-type="float" office:value="5116029" calcext:value-type="float">
            <text:p>5116029</text:p>
          </table:table-cell>
          <table:table-cell table:style-name="ce21" office:value-type="float" office:value="586983" calcext:value-type="float">
            <text:p>586983</text:p>
          </table:table-cell>
          <table:table-cell table:style-name="ce21" office:value-type="float" office:value="23082.9" calcext:value-type="float">
            <text:p>23082.9</text:p>
          </table:table-cell>
          <table:table-cell table:style-name="ce27" office:value-type="float" office:value="1945000" calcext:value-type="float">
            <text:p>1.95E+06</text:p>
          </table:table-cell>
          <table:table-cell/>
          <table:table-cell table:style-name="ce33" table:formula="of:=SUM([.C99:.G99])" office:value-type="float" office:value="12758450.9" calcext:value-type="float" table:number-columns-spanned="2" table:number-rows-spanned="1">
            <text:p>1.28E+07</text:p>
          </table:table-cell>
          <table:covered-table-cell table:style-name="ce34"/>
          <table:table-cell table:number-columns-repeated="1014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7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7">
          <table:table-cell table:style-name="ce5" office:value-type="string" calcext:value-type="string">
            <text:p>This is the number you care about</text:p>
          </table:table-cell>
          <table:table-cell table:style-name="ce10" office:value-type="string" calcext:value-type="string">
            <text:p>----&gt;</text:p>
          </table:table-cell>
          <table:table-cell table:style-name="ce20" table:formula="of:=[.C99]/[.C96]" office:value-type="float" office:value="0.484375901083493" calcext:value-type="float">
            <text:p>0.4843759011</text:p>
          </table:table-cell>
          <table:table-cell table:style-name="ce20" table:formula="of:=[.D99]/[.D96]" office:value-type="float" office:value="10.7309298509151" calcext:value-type="float">
            <text:p>10.7309298509</text:p>
          </table:table-cell>
          <table:table-cell table:style-name="ce20" table:formula="of:=[.E99]/[.E96]" office:value-type="float" office:value="0.342323702037322" calcext:value-type="float">
            <text:p>0.342323702</text:p>
          </table:table-cell>
          <table:table-cell table:style-name="ce20" table:formula="of:=[.F99]/[.F96]" office:value-type="float" office:value="0.406442113206368" calcext:value-type="float">
            <text:p>0.4064421132</text:p>
          </table:table-cell>
          <table:table-cell table:style-name="ce20" table:formula="of:=[.G99]/[.G96]" office:value-type="float" office:value="266.606024691148" calcext:value-type="float">
            <text:p>266.606024691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5"/>
          <table:table-cell table:number-columns-repeated="1020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5">
          <table:table-cell table:number-columns-repeated="2"/>
          <table:table-cell table:style-name="ce22" table:formula="of:=[.C99]*(1/[.C102])" office:value-type="float" office:value="10502908.9775527" calcext:value-type="float">
            <text:p>10502908.9775527</text:p>
          </table:table-cell>
          <table:table-cell table:style-name="ce22" table:formula="of:=[.D99]*(1/[.D102])" office:value-type="float" office:value="476755.422976109" calcext:value-type="float">
            <text:p>476755.422976109</text:p>
          </table:table-cell>
          <table:table-cell table:style-name="ce22" table:formula="of:=[.E99]*(1/[.E102])" office:value-type="float" office:value="1714701.60116463" calcext:value-type="float">
            <text:p>1714701.60116463</text:p>
          </table:table-cell>
          <table:table-cell table:style-name="ce22" table:formula="of:=[.F99]*(1/[.F102])" office:value-type="float" office:value="56792.5892764952" calcext:value-type="float">
            <text:p>56792.5892764952</text:p>
          </table:table-cell>
          <table:table-cell table:style-name="ce22" table:formula="of:=[.G99]*(1/[.G102])" office:value-type="float" office:value="7295.40903005924" calcext:value-type="float">
            <text:p>7295.4090300592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3" table:formula="of:=[.C96]-[.C105]" office:value-type="float" office:value="0" calcext:value-type="float">
            <text:p>0.0000</text:p>
          </table:table-cell>
          <table:table-cell table:style-name="ce23" table:formula="of:=[.D96]-[.D105]" office:value-type="float" office:value="0" calcext:value-type="float">
            <text:p>0.0000</text:p>
          </table:table-cell>
          <table:table-cell table:style-name="ce23" table:formula="of:=[.E96]-[.E105]" office:value-type="float" office:value="0" calcext:value-type="float">
            <text:p>0.0000</text:p>
          </table:table-cell>
          <table:table-cell table:style-name="ce23" table:formula="of:=[.F96]-[.F105]" office:value-type="float" office:value="0" calcext:value-type="float">
            <text:p>0.0000</text:p>
          </table:table-cell>
          <table:table-cell table:style-name="ce23" table:formula="of:=[.G96]-[.G105]" office:value-type="float" office:value="0" calcext:value-type="float">
            <text:p>0.0000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6:09:39.134105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7-06-22T10:18:29.641652992</dc:date>
    <meta:editing-duration>PT11H49M39S</meta:editing-duration>
    <meta:editing-cycles>20</meta:editing-cycles>
    <meta:generator>LibreOffice/5.1.6.2$Linux_X86_64 LibreOffice_project/10m0$Build-2</meta:generator>
    <meta:document-statistic meta:table-count="1" meta:cell-count="280" meta:object-count="0"/>
  </office:meta>
</office:document-meta>
</file>